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s la ceinture gardesorts : toutes les 2 heures 3% de chance de 1 chance sur 300 de parchemin d'elphomorphose<text:tab/><text:tab/>Quasi nul</text:p>
      <text:p text:style-name="P1"/>
      <text:p text:style-name="P1">Dans le Sceptre : Gargamel (1 sur 180 persos) peut faire alchimie 3 fois, 1 potion sur 10 est Elfistateur<text:tab/><text:tab/><text:tab/><text:tab/>Quasi nul</text:p>
      <text:p text:style-name="P1"/>
      <text:p text:style-name="P1">Dans le coffre : Grimoire de Dillpateur → Sort elfomorphose assuré<text:tab/><text:tab/>1 chance sur 42<text:tab/><text:tab/><text:tab/><text:tab/>1/4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41S</meta:editing-duration>
    <meta:editing-cycles>3</meta:editing-cycles>
    <meta:generator>OpenOffice/4.1.7$Win32 OpenOffice.org_project/417m1$Build-9800</meta:generator>
    <dc:date>2023-08-09T23:21:48.54</dc:date>
    <meta:document-statistic meta:table-count="0" meta:image-count="0" meta:object-count="0" meta:page-count="1" meta:paragraph-count="3" meta:word-count="60" meta:character-count="331"/>
    <dc:creator>Julien Nio</dc:creator>
    <meta:user-defined meta:name="Info 1"/>
    <meta:user-defined meta:name="Info 2"/>
    <meta:user-defined meta:name="Info 3"/>
    <meta:user-defined meta:name="Info 4"/>
  </office:meta>
</office:document-meta>
</file>